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uffol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46">
            <text:p>4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448">
            <text:p>448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72">
            <text:p>172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39">
            <text:p>3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2">
            <text:p>1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38">
            <text:p>3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78">
            <text:p>178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50">
            <text:p>50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1089">
            <text:p>1089</text:p>
          </table:table-cell>
          <table:table-cell table:style-name="ce22" office:value-type="float" office:value="37">
            <text:p>37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65">
            <text:p>16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59">
            <text:p>59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89">
            <text:p>8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48">
            <text:p>4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10">
            <text:p>1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01">
            <text:p>101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47">
            <text:p>1047</text:p>
          </table:table-cell>
          <table:table-cell table:style-name="ce22" office:value-type="float" office:value="13">
            <text:p>13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618">
            <text:p>1618</text:p>
          </table:table-cell>
          <table:table-cell table:style-name="ce22" office:value-type="float" office:value="205">
            <text:p>205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707">
            <text:p>2707</text:p>
          </table:table-cell>
          <table:table-cell table:style-name="ce22" office:value-type="float" office:value="242">
            <text:p>242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